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6b57e9" officeooo:paragraph-rsid="006b57e9" style:font-weight-asian="normal" style:font-weight-complex="normal"/>
    </style:style>
    <style:style style:name="P2" style:family="paragraph" style:parent-style-name="Standard">
      <style:text-properties fo:font-weight="normal" officeooo:rsid="006b57e9" officeooo:paragraph-rsid="00750f77" style:font-weight-asian="normal" style:font-weight-complex="normal"/>
    </style:style>
    <style:style style:name="P3" style:family="paragraph" style:parent-style-name="Standard">
      <style:text-properties fo:font-weight="normal" officeooo:rsid="006c5601" officeooo:paragraph-rsid="006c5601" style:font-weight-asian="normal" style:font-weight-complex="normal"/>
    </style:style>
    <style:style style:name="P4" style:family="paragraph" style:parent-style-name="Standard">
      <style:text-properties fo:font-weight="normal" officeooo:rsid="006e3e63" officeooo:paragraph-rsid="006e3e63" style:font-weight-asian="normal" style:font-weight-complex="normal"/>
    </style:style>
    <style:style style:name="P5" style:family="paragraph" style:parent-style-name="Standard">
      <style:text-properties fo:font-weight="normal" officeooo:rsid="006ea9c9" officeooo:paragraph-rsid="006ea9c9" style:font-weight-asian="normal" style:font-weight-complex="normal"/>
    </style:style>
    <style:style style:name="P6" style:family="paragraph" style:parent-style-name="Standard">
      <style:text-properties fo:font-weight="normal" officeooo:rsid="0070bc25" officeooo:paragraph-rsid="0070bc25" style:font-weight-asian="normal" style:font-weight-complex="normal"/>
    </style:style>
    <style:style style:name="P7" style:family="paragraph" style:parent-style-name="Standard">
      <style:text-properties fo:font-weight="normal" officeooo:rsid="00727b69" officeooo:paragraph-rsid="00727b69" style:font-weight-asian="normal" style:font-weight-complex="normal"/>
    </style:style>
    <style:style style:name="P8" style:family="paragraph" style:parent-style-name="Standard">
      <style:text-properties fo:font-weight="normal" officeooo:rsid="0072bd4d" officeooo:paragraph-rsid="0072bd4d" style:font-weight-asian="normal" style:font-weight-complex="normal"/>
    </style:style>
    <style:style style:name="P9" style:family="paragraph" style:parent-style-name="Standard">
      <style:text-properties fo:font-weight="normal" officeooo:rsid="00735b56" officeooo:paragraph-rsid="00735b56" style:font-weight-asian="normal" style:font-weight-complex="normal"/>
    </style:style>
    <style:style style:name="P10" style:family="paragraph" style:parent-style-name="Standard">
      <style:text-properties fo:font-weight="normal" officeooo:rsid="00764d72" officeooo:paragraph-rsid="00764d72" style:font-weight-asian="normal" style:font-weight-complex="normal"/>
    </style:style>
    <style:style style:name="P11" style:family="paragraph" style:parent-style-name="Standard">
      <style:text-properties fo:font-weight="normal" officeooo:rsid="00784560" officeooo:paragraph-rsid="00784560" style:font-weight-asian="normal" style:font-weight-complex="normal"/>
    </style:style>
    <style:style style:name="P12" style:family="paragraph" style:parent-style-name="Standard">
      <style:text-properties fo:font-weight="normal" officeooo:rsid="00784560" officeooo:paragraph-rsid="00794181" style:font-weight-asian="normal" style:font-weight-complex="normal"/>
    </style:style>
    <style:style style:name="P13" style:family="paragraph" style:parent-style-name="Standard">
      <style:text-properties fo:font-weight="normal" officeooo:rsid="00794181" officeooo:paragraph-rsid="00794181" style:font-weight-asian="normal" style:font-weight-complex="normal"/>
    </style:style>
    <style:style style:name="P14" style:family="paragraph" style:parent-style-name="Standard">
      <style:text-properties fo:font-weight="normal" officeooo:rsid="007b1fe2" officeooo:paragraph-rsid="007b1fe2" style:font-weight-asian="normal" style:font-weight-complex="normal"/>
    </style:style>
    <style:style style:name="P15" style:family="paragraph" style:parent-style-name="Standard">
      <style:text-properties fo:font-weight="normal" officeooo:rsid="007c8efb" officeooo:paragraph-rsid="007c8efb" style:font-weight-asian="normal" style:font-weight-complex="normal"/>
    </style:style>
    <style:style style:name="P16" style:family="paragraph" style:parent-style-name="Standard">
      <style:text-properties fo:font-weight="normal" officeooo:rsid="007d56d7" officeooo:paragraph-rsid="007d56d7" style:font-weight-asian="normal" style:font-weight-complex="normal"/>
    </style:style>
    <style:style style:name="P17" style:family="paragraph" style:parent-style-name="Standard">
      <style:text-properties fo:font-weight="normal" officeooo:rsid="007d8bc9" officeooo:paragraph-rsid="007d8bc9" style:font-weight-asian="normal" style:font-weight-complex="normal"/>
    </style:style>
    <style:style style:name="P18" style:family="paragraph" style:parent-style-name="Standard">
      <style:text-properties fo:font-weight="normal" officeooo:rsid="007e708b" officeooo:paragraph-rsid="007e708b" style:font-weight-asian="normal" style:font-weight-complex="normal"/>
    </style:style>
    <style:style style:name="P19" style:family="paragraph" style:parent-style-name="Standard">
      <style:text-properties fo:font-weight="normal" officeooo:rsid="0084a725" officeooo:paragraph-rsid="0084a725" style:font-weight-asian="normal" style:font-weight-complex="normal"/>
    </style:style>
    <style:style style:name="P20" style:family="paragraph" style:parent-style-name="Standard">
      <style:text-properties fo:font-weight="normal" officeooo:rsid="0084be45" officeooo:paragraph-rsid="0084be45" style:font-weight-asian="normal" style:font-weight-complex="normal"/>
    </style:style>
    <style:style style:name="P21" style:family="paragraph" style:parent-style-name="Standard">
      <style:text-properties fo:font-weight="normal" officeooo:rsid="00854d65" officeooo:paragraph-rsid="00854d65" style:font-weight-asian="normal" style:font-weight-complex="normal"/>
    </style:style>
    <style:style style:name="P22" style:family="paragraph" style:parent-style-name="Standard">
      <style:text-properties fo:font-weight="normal" officeooo:rsid="0086bbbc" officeooo:paragraph-rsid="0086bbbc" style:font-weight-asian="normal" style:font-weight-complex="normal"/>
    </style:style>
    <style:style style:name="P23" style:family="paragraph" style:parent-style-name="Standard">
      <style:text-properties fo:font-weight="normal" officeooo:rsid="0086bbbc" officeooo:paragraph-rsid="008771d4" style:font-weight-asian="normal" style:font-weight-complex="normal"/>
    </style:style>
    <style:style style:name="P24" style:family="paragraph" style:parent-style-name="Standard">
      <style:text-properties fo:font-weight="normal" officeooo:rsid="0086bbbc" officeooo:paragraph-rsid="0088974f" style:font-weight-asian="normal" style:font-weight-complex="normal"/>
    </style:style>
    <style:style style:name="P25" style:family="paragraph" style:parent-style-name="Standard">
      <style:text-properties fo:font-weight="normal" officeooo:rsid="0088974f" officeooo:paragraph-rsid="0088974f" style:font-weight-asian="normal" style:font-weight-complex="normal"/>
    </style:style>
    <style:style style:name="P26" style:family="paragraph" style:parent-style-name="Standard">
      <style:text-properties fo:font-weight="normal" officeooo:rsid="008a4a52" officeooo:paragraph-rsid="008a4a52" style:font-weight-asian="normal" style:font-weight-complex="normal"/>
    </style:style>
    <style:style style:name="P27" style:family="paragraph" style:parent-style-name="Standard">
      <style:text-properties fo:font-weight="normal" officeooo:rsid="008c3cc1" officeooo:paragraph-rsid="008c3cc1" style:font-weight-asian="normal" style:font-weight-complex="normal"/>
    </style:style>
    <style:style style:name="P28" style:family="paragraph" style:parent-style-name="Standard">
      <style:text-properties fo:font-weight="normal" officeooo:rsid="008c4305" officeooo:paragraph-rsid="008c4305" style:font-weight-asian="normal" style:font-weight-complex="normal"/>
    </style:style>
    <style:style style:name="P29" style:family="paragraph" style:parent-style-name="Standard">
      <style:text-properties fo:font-weight="normal" officeooo:rsid="008cf2a2" officeooo:paragraph-rsid="008cf2a2" style:font-weight-asian="normal" style:font-weight-complex="normal"/>
    </style:style>
    <style:style style:name="P30" style:family="paragraph" style:parent-style-name="Standard">
      <style:text-properties fo:font-weight="normal" officeooo:rsid="008cf2a2" officeooo:paragraph-rsid="008eae65" style:font-weight-asian="normal" style:font-weight-complex="normal"/>
    </style:style>
    <style:style style:name="P31" style:family="paragraph" style:parent-style-name="Standard">
      <style:text-properties fo:font-weight="normal" officeooo:rsid="008f3487" officeooo:paragraph-rsid="008f3487" style:font-weight-asian="normal" style:font-weight-complex="normal"/>
    </style:style>
    <style:style style:name="P32" style:family="paragraph" style:parent-style-name="Standard">
      <style:text-properties fo:font-weight="normal" officeooo:rsid="00750f77" officeooo:paragraph-rsid="00750f77" style:font-weight-asian="normal" style:font-weight-complex="normal"/>
    </style:style>
    <style:style style:name="P33" style:family="paragraph" style:parent-style-name="Standard">
      <style:text-properties fo:font-weight="normal" officeooo:rsid="00908f8d" officeooo:paragraph-rsid="00908f8d" style:font-weight-asian="normal" style:font-weight-complex="normal"/>
    </style:style>
    <style:style style:name="P34" style:family="paragraph" style:parent-style-name="Standard">
      <style:text-properties fo:font-weight="normal" officeooo:rsid="0092a7a9" officeooo:paragraph-rsid="0092a7a9" style:font-weight-asian="normal" style:font-weight-complex="normal"/>
    </style:style>
    <style:style style:name="P35" style:family="paragraph" style:parent-style-name="Standard">
      <style:text-properties fo:font-weight="normal" officeooo:rsid="00942f77" officeooo:paragraph-rsid="00942f77" style:font-weight-asian="normal" style:font-weight-complex="normal"/>
    </style:style>
    <style:style style:name="P36" style:family="paragraph" style:parent-style-name="Standard">
      <style:text-properties fo:font-weight="normal" officeooo:rsid="0094bf03" officeooo:paragraph-rsid="0094bf03" style:font-weight-asian="normal" style:font-weight-complex="normal"/>
    </style:style>
    <style:style style:name="P37" style:family="paragraph" style:parent-style-name="Standard">
      <style:text-properties fo:font-weight="bold" officeooo:rsid="00784560" officeooo:paragraph-rsid="00784560" style:font-weight-asian="bold" style:font-weight-complex="bold"/>
    </style:style>
    <style:style style:name="P38" style:family="paragraph" style:parent-style-name="Standard">
      <style:text-properties fo:font-weight="bold" officeooo:rsid="007c8efb" officeooo:paragraph-rsid="007c8efb" style:font-weight-asian="bold" style:font-weight-complex="bold"/>
    </style:style>
    <style:style style:name="P39" style:family="paragraph" style:parent-style-name="Standard">
      <style:text-properties fo:font-weight="bold" officeooo:rsid="007d56d7" officeooo:paragraph-rsid="007d56d7" style:font-weight-asian="bold" style:font-weight-complex="bold"/>
    </style:style>
    <style:style style:name="P40" style:family="paragraph" style:parent-style-name="Standard">
      <style:text-properties fo:font-weight="bold" officeooo:rsid="007d8bc9" officeooo:paragraph-rsid="007d8bc9" style:font-weight-asian="bold" style:font-weight-complex="bold"/>
    </style:style>
    <style:style style:name="P41" style:family="paragraph" style:parent-style-name="Standard">
      <style:text-properties fo:font-weight="bold" officeooo:rsid="007e708b" officeooo:paragraph-rsid="007e708b" style:font-weight-asian="bold" style:font-weight-complex="bold"/>
    </style:style>
    <style:style style:name="P42" style:family="paragraph" style:parent-style-name="Standard">
      <style:text-properties fo:font-weight="bold" officeooo:rsid="0084a725" officeooo:paragraph-rsid="0084a725" style:font-weight-asian="bold" style:font-weight-complex="bold"/>
    </style:style>
    <style:style style:name="P43" style:family="paragraph" style:parent-style-name="Standard">
      <style:text-properties fo:font-weight="bold" officeooo:rsid="0084be45" officeooo:paragraph-rsid="0084be45" style:font-weight-asian="bold" style:font-weight-complex="bold"/>
    </style:style>
    <style:style style:name="P44" style:family="paragraph" style:parent-style-name="Standard">
      <style:text-properties fo:font-weight="bold" officeooo:rsid="00854d65" officeooo:paragraph-rsid="00854d65" style:font-weight-asian="bold" style:font-weight-complex="bold"/>
    </style:style>
    <style:style style:name="P45" style:family="paragraph" style:parent-style-name="Standard">
      <style:text-properties fo:font-weight="bold" officeooo:rsid="0088974f" officeooo:paragraph-rsid="0088974f" style:font-weight-asian="bold" style:font-weight-complex="bold"/>
    </style:style>
    <style:style style:name="P46" style:family="paragraph" style:parent-style-name="Standard">
      <style:text-properties fo:font-weight="bold" officeooo:rsid="008cf2a2" officeooo:paragraph-rsid="008cf2a2" style:font-weight-asian="bold" style:font-weight-complex="bold"/>
    </style:style>
    <style:style style:name="P47" style:family="paragraph" style:parent-style-name="Standard">
      <style:text-properties fo:font-weight="bold" officeooo:rsid="00908f8d" officeooo:paragraph-rsid="00908f8d" style:font-weight-asian="bold" style:font-weight-complex="bold"/>
    </style:style>
    <style:style style:name="P48" style:family="paragraph" style:parent-style-name="Standard">
      <style:text-properties officeooo:rsid="0082cca2" officeooo:paragraph-rsid="0082cca2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84a725" officeooo:paragraph-rsid="0084a725" style:font-weight-asian="bold" style:font-weight-complex="bold"/>
    </style:style>
    <style:style style:name="P50" style:family="paragraph" style:parent-style-name="Standard">
      <style:text-properties fo:font-weight="normal" officeooo:rsid="008771d4" officeooo:paragraph-rsid="0088974f" style:font-weight-asian="normal" style:font-weight-complex="normal"/>
    </style:style>
    <style:style style:name="P51" style:family="paragraph" style:parent-style-name="Standard">
      <style:text-properties fo:font-weight="normal" officeooo:rsid="008c3cc1" officeooo:paragraph-rsid="008c3cc1" style:font-weight-asian="normal" style:font-weight-complex="normal"/>
    </style:style>
    <style:style style:name="P52" style:family="paragraph" style:parent-style-name="Standard">
      <style:text-properties fo:font-weight="bold" officeooo:rsid="008eae65" officeooo:paragraph-rsid="008eae65" style:font-weight-asian="bold" style:font-weight-complex="bold"/>
    </style:style>
    <style:style style:name="P5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8c3cc1" officeooo:paragraph-rsid="008c3cc1" style:font-weight-asian="normal" style:font-weight-complex="normal"/>
    </style:style>
    <style:style style:name="T1" style:family="text">
      <style:text-properties officeooo:rsid="006fd147"/>
    </style:style>
    <style:style style:name="T2" style:family="text">
      <style:text-properties officeooo:rsid="00721ff1"/>
    </style:style>
    <style:style style:name="T3" style:family="text">
      <style:text-properties officeooo:rsid="00735b5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90d9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Lecture 1: Ltac basics</text:p>
      <text:p text:style-name="P19"/>
      <text:p text:style-name="P1">Match goal</text:p>
      <text:p text:style-name="P2">When one rule fails, we backtrack automatically to the next one.</text:p>
      <text:p text:style-name="P2"/>
      <text:p text:style-name="P1">Match goal with context</text:p>
      <text:p text:style-name="P1"/>
      <text:p text:style-name="P1">::= redefine existence tactic</text:p>
      <text:p text:style-name="P3">context[…] ← rewrite pattern</text:p>
      <text:p text:style-name="P3">|- to write the turnstyle</text:p>
      <text:p text:style-name="P3">specialize will add hypothesis passed as argument</text:p>
      <text:p text:style-name="P4">exact H apply hypothesis H </text:p>
      <text:p text:style-name="P5">assumption is less primitive than exact</text:p>
      <text:p text:style-name="P5"/>
      <text:p text:style-name="P31"><text:span text:style-name="T4">Debugging</text:span> </text:p>
      <text:p text:style-name="P31"/>
      <text:p text:style-name="P3"><text:span text:style-name="T1">idtac “message” </text:span>to debug tactics <text:span text:style-name="T1">printing message</text:span></text:p>
      <text:p text:style-name="P32">idtac term prints the context of the term</text:p>
      <text:p text:style-name="P31">also pose tactic</text:p>
      <text:p text:style-name="P3"/>
      <text:p text:style-name="P6">repeat loop terminates <text:span text:style-name="T2">rule does not </text:span>appl<text:span text:style-name="T2">y</text:span> or nothing changes</text:p>
      <text:p text:style-name="P7">section when you want to repeat variable names in several theorems</text:p>
      <text:p text:style-name="P7"/>
      <text:p text:style-name="P8">Ctrl-c + Ctrl-a : <text:span text:style-name="T3">coq commands</text:span></text:p>
      <text:p text:style-name="P9">Ctrl-c → check </text:p>
      <text:p text:style-name="P9"/>
      <text:p text:style-name="P10">invert i H → gives an upper bound on the number of subgoals an inversion can generate</text:p>
      <text:p text:style-name="P10"><text:tab/><text:tab/>useful when repeating a tactic that contains inversion to avoid loops</text:p>
      <text:p text:style-name="P10"><text:tab/><text:tab/>only allowed to do inversion if I’m making progress</text:p>
      <text:p text:style-name="P10"/>
      <text:p text:style-name="P10">Ltac invert0 H := inversion H; fail.</text:p>
      <text:p text:style-name="P10">Ltac invert H := inversion H; clear H; subst.</text:p>
      <text:p text:style-name="P10">Ltac invert1 H := invert0 H || (invert H; []).</text:p>
      <text:p text:style-name="P10">Ltac invert2 H := invert1 H || (invert H; [|]).</text:p>
      <text:p text:style-name="P10">Ltac invert3 H := invert2 H || (invert H; [| |]).</text:p>
      <text:p text:style-name="P10">…</text:p>
      <text:p text:style-name="P10">match goal with</text:p>
      <text:p text:style-name="P10">| [ H: cstep _ _ |- _] =&gt; invert2 H</text:p>
      <text:p text:style-name="P10">end</text:p>
      <text:p text:style-name="P10"/>
      <text:p text:style-name="P10">only do inversion if we have sufficient information</text:p>
      <text:p text:style-name="P10"/>
      <text:p text:style-name="P11">try congruence : remove subgoals consisting of trivial equalities</text:p>
      <text:p text:style-name="P11"/>
      <text:p text:style-name="P37">application of induction hypothesis:</text:p>
      <text:p text:style-name="P11"/>
      <text:p text:style-name="P11">match goal with</text:p>
      <text:p text:style-name="P11">| [IH: forall cs2: com * state, cstep ?pre cs2 → ?post = cs2,</text:p>
      <text:p text:style-name="P11"><text:s text:c="3"/>H: cstep ?pre ?post |- _] =&gt; specialize (IH _ H)</text:p>
      <text:p text:style-name="P13"><text:soft-page-break/>end</text:p>
      <text:p text:style-name="P13"/>
      <text:p text:style-name="P13">what if there is another confusing hypothesis to you</text:p>
      <text:p text:style-name="P13"/>
      <text:p text:style-name="P12"/>
      <text:p text:style-name="P12">match goal with</text:p>
      <text:p text:style-name="P12">| [IH: forall cs2: com * state, cstep ?pre cs2 → ?post = cs2,</text:p>
      <text:p text:style-name="P12"><text:s text:c="3"/>H: cstep ?pre ?post’ |- _] =&gt; </text:p>
      <text:p text:style-name="P13"><text:tab/>match post with</text:p>
      <text:p text:style-name="P13"><text:tab/>| post’ =&gt; fail 1</text:p>
      <text:p text:style-name="P13"><text:s/><text:tab/>| _ =&gt; specialize (IH _ H)</text:p>
      <text:p text:style-name="P13"><text:tab/>end </text:p>
      <text:p text:style-name="P13">end</text:p>
      <text:p text:style-name="P13"/>
      <text:p text:style-name="P13">here we prevent from using the wrong hypothesis by backtracking</text:p>
      <text:p text:style-name="P13"/>
      <text:p text:style-name="P14">do I tactic : applies the tactic I times.</text:p>
      <text:p text:style-name="P14"/>
      <text:p text:style-name="P14">Hint constructors relations: adds the constructors of the inductively defined relations to be tried </text:p>
      <text:p text:style-name="P14"><text:s text:c="45"/>automatically by coq</text:p>
      <text:p text:style-name="P14"/>
      <text:p text:style-name="P38">destruct products appearing in hypothesis:</text:p>
      <text:p text:style-name="P15"/>
      <text:p text:style-name="P15">match goal with</text:p>
      <text:p text:style-name="P15">| [x: (_ * _)%type |- _] =&gt; destruct x</text:p>
      <text:p text:style-name="P15">end</text:p>
      <text:p text:style-name="P15"/>
      <text:p text:style-name="P15">where type is added to distinguish from multiplication.</text:p>
      <text:p text:style-name="P15"/>
      <text:p text:style-name="P39">Try to use a lemma at every proof step:</text:p>
      <text:p text:style-name="P16"/>
      <text:p text:style-name="P17">Hint Resolve lemmas</text:p>
      <text:p text:style-name="P17"/>
      <text:p text:style-name="P17">or if using it in automation</text:p>
      <text:p text:style-name="P17"/>
      <text:p text:style-name="P17">eauto using lemma</text:p>
      <text:p text:style-name="P17"/>
      <text:p text:style-name="P40">Bound on the depth of proof tree for search in automatic</text:p>
      <text:p text:style-name="P17"/>
      <text:p text:style-name="P17">eauto I</text:p>
      <text:p text:style-name="P15"/>
      <text:p text:style-name="P41">See the trace of the steps auto took:</text:p>
      <text:p text:style-name="P18"/>
      <text:p text:style-name="P18">info_eauto</text:p>
      <text:p text:style-name="P18"/>
      <text:p text:style-name="P41">Do introduction until a certain variable:</text:p>
      <text:p text:style-name="P18"/>
      <text:p text:style-name="P18">intros until var</text:p>
      <text:p text:style-name="P18"/>
      <text:p text:style-name="P48"><text:soft-page-break/>Not applicable in match:</text:p>
      <text:p text:style-name="P48"/>
      <text:p text:style-name="P48">since match backtracks it may be useful to have a tactic that tries to solve the goal and if failing then it says it is not applicable: solve [ tactic ]</text:p>
      <text:p text:style-name="P48"/>
      <text:p text:style-name="P48"/>
      <text:p text:style-name="P42">Lecture 2: proof by reflection</text:p>
      <text:p text:style-name="P13"/>
      <text:p text:style-name="P42">Coercions</text:p>
      <text:p text:style-name="P19"/>
      <text:p text:style-name="P19">applied in a context when an argument of some type is expected but another is passed</text:p>
      <text:p text:style-name="P19">to write strings instead of anything else wrapped around it.</text:p>
      <text:p text:style-name="P19"/>
      <text:p text:style-name="P19"><text:span text:style-name="T4">Hint Rewrite lemmas using congruence</text:span> </text:p>
      <text:p text:style-name="P19"/>
      <text:p text:style-name="P19">when applying lemmas, make sure that congruence proves it or don’t apply the theorem.</text:p>
      <text:p text:style-name="P20">They are used by autorewrite</text:p>
      <text:p text:style-name="P20"/>
      <text:p text:style-name="P43">Simplification of semantics examples</text:p>
      <text:p text:style-name="P20"/>
      <text:p text:style-name="P20">Hint Rewrite t_update_eq t_update_neq t_update_shadow using congruence.</text:p>
      <text:p text:style-name="P20">Ltac symexec := intros;</text:p>
      <text:p text:style-name="P20"><text:s text:c="2"/>repeat match goal with</text:p>
      <text:p text:style-name="P20"><text:s text:c="9"/>| [ H : ceval _ _ _ |- _ ] =&gt; invert H</text:p>
      <text:p text:style-name="P20"><text:s text:c="9"/>end; simpl; autorewrite with core.</text:p>
      <text:p text:style-name="P20">Omega.</text:p>
      <text:p text:style-name="P20"/>
      <text:p text:style-name="P44">Search rewrite rules</text:p>
      <text:p text:style-name="P21"/>
      <text:p text:style-name="P21">SearchRewrite (pattern)</text:p>
      <text:p text:style-name="P21"/>
      <text:p text:style-name="P23">We want to know the effect of a program in memory without having to unroll it and having to do all the proofs which degenerates in a huge Coq term. In other words, we want to do a fast symbolic execution to compute the effect that the program had in memory.</text:p>
      <text:p text:style-name="P23"/>
      <text:p text:style-name="P50">Change numbers by expressions to make it record the changes to the original variables.</text:p>
      <text:p text:style-name="P24"/>
      <text:p text:style-name="P45">Match type of an hypothesis</text:p>
      <text:p text:style-name="P24"/>
      <text:p text:style-name="P24"><text:s/>match type of H with</text:p>
      <text:p text:style-name="P24"><text:s text:c="4"/>| Exists _ ?E =&gt; </text:p>
      <text:p text:style-name="P24"><text:s text:c="6"/>let E' := eval vm_compute in E in</text:p>
      <text:p text:style-name="P24"><text:s text:c="8"/>change E with E' in H</text:p>
      <text:p text:style-name="P24"><text:s text:c="4"/>end; exister; simpl in *; intuition idtac; simp </text:p>
      <text:p text:style-name="P22"/>
      <text:p text:style-name="P45">Set a variable in a tactical</text:p>
      <text:p text:style-name="P24"/>
      <text:p text:style-name="P24"><text:s/>match type of H with</text:p>
      <text:p text:style-name="P24"><text:s text:c="4"/>| Exists _ ?E =&gt; </text:p>
      <text:p text:style-name="P24"><text:soft-page-break/><text:s text:c="6"/>let E' := eval vm_compute in E in</text:p>
      <text:p text:style-name="P24"><text:s text:c="8"/>change E with E' in H</text:p>
      <text:p text:style-name="P24"><text:s text:c="4"/>end; exister; simpl in *; intuition idtac; simp </text:p>
      <text:p text:style-name="P24"/>
      <text:p text:style-name="P45">Time coq command</text:p>
      <text:p text:style-name="P25"/>
      <text:p text:style-name="P25">Just right Time command</text:p>
      <text:p text:style-name="P22"/>
      <text:p text:style-name="P26">- Example 1: evaluation of programs → symbolic evaluator</text:p>
      <text:p text:style-name="P26">- Example 2: check permutations → the arguments of the predicate are not inductive (letters)</text:p>
      <text:p text:style-name="P26"><text:tab/><text:tab/><text:tab/><text:tab/> <text:s text:c="6"/>→ list expressions</text:p>
      <text:p text:style-name="P26"/>
      <text:p text:style-name="P27">t -------------------------------.&gt; t’ (inductive syntax) <text:s/>(reification)</text:p>
      <text:p text:style-name="P27"/>
      <text:p text:style-name="P27">t’ -------------------------------.&gt; t’’ (rewritten)</text:p>
      <text:p text:style-name="P27"/>
      <text:p text:style-name="P27">t’’ ------------------------------.&gt; t’’’ (original composition)</text:p>
      <text:p text:style-name="P27"/>
      <text:p text:style-name="P28">compute : do all possible reductions (without equational reasoning)</text:p>
      <text:p text:style-name="P28"/>
      <text:p text:style-name="P46">An Ltac procedure producing terms in Gallina</text:p>
      <text:p text:style-name="P27"><text:s text:c="43"/></text:p>
      <text:p text:style-name="P29">Ltac varsOf L vs Vs :=</text:p>
      <text:p text:style-name="P29"><text:s/>match L with </text:p>
      <text:p text:style-name="P29"><text:s/>| nil =&gt; constr: ((vs,Vs))</text:p>
      <text:p text:style-name="P29"><text:s/>| x? :: ?L’ =&gt; </text:p>
      <text:p text:style-name="P29"><text:s text:c="3"/>let p := varsOf L’ vs Vs in</text:p>
      <text:p text:style-name="P29"><text:s text:c="5"/>match p with </text:p>
      <text:p text:style-name="P29"><text:s text:c="5"/>| (?vs,?Vs) =&gt;</text:p>
      <text:p text:style-name="P29"><text:s text:c="7"/>match inList x vs with</text:p>
      <text:p text:style-name="P29"><text:s text:c="7"/>| true =&gt; p </text:p>
      <text:p text:style-name="P29"><text:s text:c="7"/>| false =&gt; constr:((x::vs,Vs))</text:p>
      <text:p text:style-name="P29"><text:s text:c="5"/>end</text:p>
      <text:p text:style-name="P29"><text:s/>end</text:p>
      <text:p text:style-name="P29"/>
      <text:p text:style-name="P30">so constr: gallina term</text:p>
      <text:p text:style-name="P30"/>
      <text:p text:style-name="P52">Give polymorphic arguments explicitely to Ltac patterns:</text:p>
      <text:p text:style-name="P30"/>
      <text:p text:style-name="P31">Ltac permutation default := intros:</text:p>
      <text:p text:style-name="P31"><text:s/>match goal with</text:p>
      <text:p text:style-name="P31"><text:s/>| [ |- <text:span text:style-name="T4">@Permutation</text:span> ?A ?L1 ?L2 ] =&gt; </text:p>
      <text:p text:style-name="P31"><text:s text:c="3"/>let p := varsOf L1 (@nil A) (@nil (list A)) in </text:p>
      <text:p text:style-name="P31"><text:s text:c="5"/>match p with </text:p>
      <text:p text:style-name="P31"><text:s text:c="6"/>| (?vs,?Vs) =&gt; </text:p>
      <text:p text:style-name="P31"><text:s text:c="8"/>let p := varsOf L2 v2 Vs in </text:p>
      <text:p text:style-name="P31"><text:s text:c="8"/>pose p</text:p>
      <text:p text:style-name="P31"><text:s text:c="6"/>end</text:p>
      <text:p text:style-name="P31"><text:s text:c="2"/>end.</text:p>
      <text:p text:style-name="P33"><text:soft-page-break/>Proof by reflection</text:p>
      <text:p text:style-name="P33">1. identify a class of goals</text:p>
      <text:p text:style-name="P33">2. define a class of syntax trees for those goals</text:p>
      <text:p text:style-name="P33">3. define a Gallina procedure that computes on syntax trees</text:p>
      <text:p text:style-name="P33">4. prove it sound</text:p>
      <text:p text:style-name="P33">5. do reification</text:p>
      <text:p text:style-name="P33">6. plug it in together</text:p>
      <text:p text:style-name="P33"/>
      <text:p text:style-name="P47">Lecture 3: <text:span text:style-name="T5">techniques at a scale and Coq applications</text:span></text:p>
      <text:p text:style-name="P47"/>
      <text:p text:style-name="P34">Bedrok: we don’t verify just functional languages.</text:p>
      <text:p text:style-name="P35">Kami: we don’t verify just software, also hardware. </text:p>
      <text:p text:style-name="P36">Fiat: we don’t just write code and then prove it correct.</text:p>
      <text:p text:style-name="P30"><text:s/></text:p>
      <text:p text:style-name="P27"/>
      <text:p text:style-name="P53"/>
      <text:p text:style-name="P27"/>
      <text:p text:style-name="P27">Ltac invert_pred_any P :=</text:p>
      <text:p text:style-name="P27"><text:s text:c="2"/>match goal with</text:p>
      <text:p text:style-name="P27"><text:s text:c="2"/>| H:?F _ |- _ =&gt; unify F P; inversion H; clear H</text:p>
      <text:p text:style-name="P27"><text:s text:c="2"/>| H:?F _ _ |- _ =&gt; unify F P; inversion H; clear H</text:p>
      <text:p text:style-name="P27"><text:s text:c="2"/>| H:?F _ _ _ |- _ =&gt; unify F P; inversion H; clear H</text:p>
      <text:p text:style-name="P27"><text:s text:c="2"/>| H:?F _ _ _ _ |- _ =&gt; unify F P; inversion H; clear H</text:p>
      <text:p text:style-name="P27"><text:s text:c="2"/>| H:?F _ _ _ _ _ |- _ =&gt; unify F P; inversion H; clear H</text:p>
      <text:p text:style-name="P27"><text:s text:c="2"/>| H:?F _ _ _ _ _ _ |- _ =&gt; unify F P; inversion H; clear H</text:p>
      <text:p text:style-name="P27"><text:s text:c="2"/>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4-24T10:45:59.890325800</dc:date>
    <meta:editing-duration>P1DT11H2M31S</meta:editing-duration>
    <meta:editing-cycles>87</meta:editing-cycles>
    <meta:document-statistic meta:table-count="0" meta:image-count="0" meta:object-count="0" meta:page-count="5" meta:paragraph-count="153" meta:word-count="1041" meta:character-count="5743" meta:non-whitespace-character-count="4554"/>
  </office:meta>
</office:document-meta>
</file>